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7.65cm" fo:min-width="1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5.65cm" fo:min-width="4.9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65cm" fo:min-width="4.9cm" fo:padding-top="0.175cm" fo:padding-bottom="0.175cm" fo:padding-left="0.3cm" fo:padding-right="0.3cm"/>
    </style:style>
    <style:style style:name="gr5" style:family="graphic" style:parent-style-name="objectwithoutfill">
      <style:graphic-properties svg:stroke-width="0cm" draw:marker-start-width="0.2cm" draw:marker-end="Arrow" draw:marker-end-width="0.3cm" draw:fill="solid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9.65cm" fo:min-width="5cm" fo:padding-top="0.175cm" fo:padding-bottom="0.175cm" fo:padding-left="0.3cm" fo:padding-right="0.3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frame draw:style-name="gr1" draw:text-style-name="P1" draw:layer="layout" svg:width="2.542cm" svg:height="0.962cm" svg:x="8.7cm" svg:y="4.8cm">
            <draw:text-box>
              <text:p>inverse</text:p>
            </draw:text-box>
          </draw:frame>
          <draw:custom-shape draw:style-name="gr2" draw:text-style-name="P2" draw:layer="layout" svg:width="1.6cm" svg:height="8cm" svg:x="11.6cm" svg:y="1.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5.5cm" svg:height="6cm" svg:x="15cm" svg:y="0.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5.5cm" svg:height="3cm" svg:x="15cm" svg:y="7.4cm">
            <text:p/>
            <draw:enhanced-geometry svg:viewBox="0 0 21600 21600" draw:type="rectangle" draw:enhanced-path="M 0 0 L 21600 0 21600 21600 0 21600 0 0 Z N"/>
          </draw:custom-shape>
          <draw:line draw:style-name="gr5" draw:text-style-name="P3" draw:layer="layout" svg:x1="16.3cm" svg:y1="2.4cm" svg:x2="19cm" svg:y2="2.4cm">
            <text:p/>
          </draw:line>
          <draw:line draw:style-name="gr5" draw:text-style-name="P3" draw:layer="layout" svg:x1="16.3cm" svg:y1="3.5cm" svg:x2="19cm" svg:y2="3.5cm">
            <text:p/>
          </draw:line>
          <draw:line draw:style-name="gr5" draw:text-style-name="P3" draw:layer="layout" svg:x1="16.3cm" svg:y1="4.6cm" svg:x2="19cm" svg:y2="4.6cm">
            <text:p/>
          </draw:line>
          <draw:line draw:style-name="gr5" draw:text-style-name="P3" draw:layer="layout" svg:x1="16.3cm" svg:y1="5.6cm" svg:x2="19cm" svg:y2="5.6cm">
            <text:p/>
          </draw:line>
          <draw:line draw:style-name="gr5" draw:text-style-name="P3" draw:layer="layout" svg:x1="16.3cm" svg:y1="8.4cm" svg:x2="19cm" svg:y2="8.4cm">
            <text:p/>
          </draw:line>
          <draw:g>
            <draw:frame draw:style-name="gr1" draw:text-style-name="P1" draw:layer="layout" svg:width="1.488cm" svg:height="0.962cm" svg:x="0.2cm" svg:y="4.8cm">
              <draw:text-box>
                <text:p>hist</text:p>
              </draw:text-box>
            </draw:frame>
            <draw:custom-shape draw:style-name="gr6" draw:text-style-name="P2" draw:layer="layout" svg:width="5.6cm" svg:height="10cm" svg:x="2.1cm" svg:y="0.4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3" draw:layer="layout" svg:x1="3.6cm" svg:y1="2.7cm" svg:x2="6.3cm" svg:y2="2.7cm">
              <text:p/>
            </draw:line>
            <draw:line draw:style-name="gr5" draw:text-style-name="P3" draw:layer="layout" svg:x1="3.6cm" svg:y1="4cm" svg:x2="6.3cm" svg:y2="4cm">
              <text:p/>
            </draw:line>
            <draw:line draw:style-name="gr5" draw:text-style-name="P3" draw:layer="layout" svg:x1="3.6cm" svg:y1="5.4cm" svg:x2="6.3cm" svg:y2="5.4cm">
              <text:p/>
            </draw:line>
            <draw:line draw:style-name="gr5" draw:text-style-name="P3" draw:layer="layout" svg:x1="3.6cm" svg:y1="6.8cm" svg:x2="6.3cm" svg:y2="6.8cm">
              <text:p/>
            </draw:line>
            <draw:line draw:style-name="gr5" draw:text-style-name="P3" draw:layer="layout" svg:x1="3.6cm" svg:y1="8.1cm" svg:x2="6.3cm" svg:y2="8.1cm">
              <text:p/>
            </draw:line>
            <draw:frame draw:style-name="gr1" draw:text-style-name="P1" draw:layer="layout" svg:width="1.099cm" svg:height="0.962cm" svg:x="2.2cm" svg:y="2.2cm">
              <draw:text-box>
                <text:p><text:span text:style-name="T1">'e'</text:span></text:p>
              </draw:text-box>
            </draw:frame>
            <draw:frame draw:style-name="gr1" draw:text-style-name="P1" draw:layer="layout" svg:width="1.099cm" svg:height="0.962cm" svg:x="2.201cm" svg:y="3.5cm">
              <draw:text-box>
                <text:p><text:span text:style-name="T1">'p'</text:span></text:p>
              </draw:text-box>
            </draw:frame>
            <draw:frame draw:style-name="gr1" draw:text-style-name="P1" draw:layer="layout" svg:width="0.959cm" svg:height="0.962cm" svg:x="2.202cm" svg:y="4.9cm">
              <draw:text-box>
                <text:p><text:span text:style-name="T1">'r'</text:span></text:p>
              </draw:text-box>
            </draw:frame>
            <draw:frame draw:style-name="gr1" draw:text-style-name="P1" draw:layer="layout" svg:width="1.099cm" svg:height="0.962cm" svg:x="2.203cm" svg:y="6.3cm">
              <draw:text-box>
                <text:p><text:span text:style-name="T1">'o'</text:span></text:p>
              </draw:text-box>
            </draw:frame>
            <draw:frame draw:style-name="gr1" draw:text-style-name="P1" draw:layer="layout" svg:width="1.099cm" svg:height="0.962cm" svg:x="2.204cm" svg:y="7.5cm">
              <draw:text-box>
                <text:p><text:span text:style-name="T1">'q'</text:span></text:p>
              </draw:text-box>
            </draw:frame>
            <draw:line draw:style-name="gr5" draw:text-style-name="P3" draw:layer="layout" svg:x1="3.6cm" svg:y1="1.5cm" svg:x2="6.3cm" svg:y2="1.5cm">
              <text:p/>
            </draw:line>
            <draw:line draw:style-name="gr5" draw:text-style-name="P3" draw:layer="layout" svg:x1="3.6cm" svg:y1="9.3cm" svg:x2="6.3cm" svg:y2="9.3cm">
              <text:p/>
            </draw:line>
            <draw:frame draw:style-name="gr1" draw:text-style-name="P1" draw:layer="layout" svg:width="1.099cm" svg:height="0.962cm" svg:x="2.201cm" svg:y="1cm">
              <draw:text-box>
                <text:p><text:span text:style-name="T1">'u'</text:span></text:p>
              </draw:text-box>
            </draw:frame>
            <draw:frame draw:style-name="gr1" draw:text-style-name="P1" draw:layer="layout" svg:width="0.925cm" svg:height="0.962cm" svg:x="2.205cm" svg:y="8.8cm">
              <draw:text-box>
                <text:p><text:span text:style-name="T1">'t'</text:span></text:p>
              </draw:text-box>
            </draw:frame>
            <draw:frame draw:style-name="gr1" draw:text-style-name="P1" draw:layer="layout" svg:width="0.853cm" svg:height="0.962cm" svg:x="6.5cm" svg:y="1cm">
              <draw:text-box>
                <text:p>1</text:p>
              </draw:text-box>
            </draw:frame>
            <draw:frame draw:style-name="gr1" draw:text-style-name="P1" draw:layer="layout" svg:width="0.853cm" svg:height="0.962cm" svg:x="6.501cm" svg:y="3.5cm">
              <draw:text-box>
                <text:p>1</text:p>
              </draw:text-box>
            </draw:frame>
            <draw:frame draw:style-name="gr1" draw:text-style-name="P1" draw:layer="layout" svg:width="0.853cm" svg:height="0.962cm" svg:x="6.502cm" svg:y="6.2cm">
              <draw:text-box>
                <text:p>1</text:p>
              </draw:text-box>
            </draw:frame>
            <draw:frame draw:style-name="gr1" draw:text-style-name="P1" draw:layer="layout" svg:width="0.853cm" svg:height="0.962cm" svg:x="6.503cm" svg:y="7.5cm">
              <draw:text-box>
                <text:p>1</text:p>
              </draw:text-box>
            </draw:frame>
            <draw:frame draw:style-name="gr1" draw:text-style-name="P1" draw:layer="layout" svg:width="0.853cm" svg:height="0.962cm" svg:x="6.504cm" svg:y="8.8cm">
              <draw:text-box>
                <text:p>1</text:p>
              </draw:text-box>
            </draw:frame>
            <draw:frame draw:style-name="gr1" draw:text-style-name="P1" draw:layer="layout" svg:width="0.853cm" svg:height="0.962cm" svg:x="6.501cm" svg:y="2.2cm">
              <draw:text-box>
                <text:p>2</text:p>
              </draw:text-box>
            </draw:frame>
            <draw:frame draw:style-name="gr1" draw:text-style-name="P1" draw:layer="layout" svg:width="0.853cm" svg:height="0.962cm" svg:x="6.503cm" svg:y="4.8cm">
              <draw:text-box>
                <text:p>2</text:p>
              </draw:text-box>
            </draw:frame>
          </draw:g>
          <draw:frame draw:style-name="gr1" draw:text-style-name="P1" draw:layer="layout" svg:width="0.853cm" svg:height="0.962cm" svg:x="12.001cm" svg:y="3.2cm">
            <draw:text-box>
              <text:p>1</text:p>
            </draw:text-box>
          </draw:frame>
          <draw:frame draw:style-name="gr1" draw:text-style-name="P1" draw:layer="layout" svg:width="0.853cm" svg:height="0.962cm" svg:x="12.002cm" svg:y="7.8cm">
            <draw:text-box>
              <text:p>2</text:p>
            </draw:text-box>
          </draw:frame>
          <draw:line draw:style-name="gr7" draw:text-style-name="P3" draw:layer="layout" svg:x1="13.2cm" svg:y1="3.7cm" svg:x2="15.1cm" svg:y2="3.7cm">
            <text:p/>
          </draw:line>
          <draw:line draw:style-name="gr7" draw:text-style-name="P3" draw:layer="layout" svg:x1="13.2cm" svg:y1="8.4cm" svg:x2="15.1cm" svg:y2="8.4cm">
            <text:p/>
          </draw:line>
          <draw:frame draw:style-name="gr1" draw:text-style-name="P1" draw:layer="layout" svg:width="0.853cm" svg:height="0.962cm" svg:x="15.302cm" svg:y="1cm">
            <draw:text-box>
              <text:p>1</text:p>
            </draw:text-box>
          </draw:frame>
          <draw:frame draw:style-name="gr1" draw:text-style-name="P1" draw:layer="layout" svg:width="0.853cm" svg:height="0.962cm" svg:x="15.303cm" svg:y="2cm">
            <draw:text-box>
              <text:p>2</text:p>
            </draw:text-box>
          </draw:frame>
          <draw:frame draw:style-name="gr1" draw:text-style-name="P1" draw:layer="layout" svg:width="0.853cm" svg:height="0.962cm" svg:x="15.304cm" svg:y="3.1cm">
            <draw:text-box>
              <text:p>3</text:p>
            </draw:text-box>
          </draw:frame>
          <draw:frame draw:style-name="gr1" draw:text-style-name="P1" draw:layer="layout" svg:width="0.853cm" svg:height="0.962cm" svg:x="15.305cm" svg:y="4.2cm">
            <draw:text-box>
              <text:p>4</text:p>
            </draw:text-box>
          </draw:frame>
          <draw:frame draw:style-name="gr1" draw:text-style-name="P1" draw:layer="layout" svg:width="0.853cm" svg:height="0.962cm" svg:x="15.306cm" svg:y="7.9cm">
            <draw:text-box>
              <text:p>1</text:p>
            </draw:text-box>
          </draw:frame>
          <draw:line draw:style-name="gr5" draw:text-style-name="P3" draw:layer="layout" svg:x1="16.3cm" svg:y1="1.4cm" svg:x2="19cm" svg:y2="1.4cm">
            <text:p/>
          </draw:line>
          <draw:frame draw:style-name="gr1" draw:text-style-name="P1" draw:layer="layout" svg:width="0.853cm" svg:height="0.962cm" svg:x="15.306cm" svg:y="5.2cm">
            <draw:text-box>
              <text:p>5</text:p>
            </draw:text-box>
          </draw:frame>
          <draw:frame draw:style-name="gr1" draw:text-style-name="P1" draw:layer="layout" svg:width="1.099cm" svg:height="0.962cm" svg:x="19.102cm" svg:y="0.9cm">
            <draw:text-box>
              <text:p><text:span text:style-name="T1">'u'</text:span></text:p>
            </draw:text-box>
          </draw:frame>
          <draw:frame draw:style-name="gr1" draw:text-style-name="P1" draw:layer="layout" svg:width="1.099cm" svg:height="0.962cm" svg:x="19.103cm" svg:y="1.9cm">
            <draw:text-box>
              <text:p><text:span text:style-name="T1">'p'</text:span></text:p>
            </draw:text-box>
          </draw:frame>
          <draw:frame draw:style-name="gr1" draw:text-style-name="P1" draw:layer="layout" svg:width="1.099cm" svg:height="0.962cm" svg:x="19.104cm" svg:y="3cm">
            <draw:text-box>
              <text:p><text:span text:style-name="T1">'o'</text:span></text:p>
            </draw:text-box>
          </draw:frame>
          <draw:frame draw:style-name="gr1" draw:text-style-name="P1" draw:layer="layout" svg:width="1.099cm" svg:height="0.962cm" svg:x="19.105cm" svg:y="4cm">
            <draw:text-box>
              <text:p><text:span text:style-name="T1">'q'</text:span></text:p>
            </draw:text-box>
          </draw:frame>
          <draw:frame draw:style-name="gr1" draw:text-style-name="P1" draw:layer="layout" svg:width="0.925cm" svg:height="0.962cm" svg:x="19.106cm" svg:y="5.1cm">
            <draw:text-box>
              <text:p><text:span text:style-name="T1">'t'</text:span></text:p>
            </draw:text-box>
          </draw:frame>
          <draw:line draw:style-name="gr5" draw:text-style-name="P3" draw:layer="layout" svg:x1="16.3cm" svg:y1="9.4cm" svg:x2="19cm" svg:y2="9.4cm">
            <text:p/>
          </draw:line>
          <draw:frame draw:style-name="gr1" draw:text-style-name="P1" draw:layer="layout" svg:width="0.853cm" svg:height="0.962cm" svg:x="15.307cm" svg:y="8.9cm">
            <draw:text-box>
              <text:p>2</text:p>
            </draw:text-box>
          </draw:frame>
          <draw:frame draw:style-name="gr1" draw:text-style-name="P1" draw:layer="layout" svg:width="1.099cm" svg:height="0.962cm" svg:x="19.107cm" svg:y="7.8cm">
            <draw:text-box>
              <text:p><text:span text:style-name="T1">'e'</text:span></text:p>
            </draw:text-box>
          </draw:frame>
          <draw:frame draw:style-name="gr1" draw:text-style-name="P1" draw:layer="layout" svg:width="0.959cm" svg:height="0.962cm" svg:x="19.108cm" svg:y="8.9cm">
            <draw:text-box>
              <text:p><text:span text:style-name="T1">'r'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21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46:09.439805254</meta:creation-date>
    <dc:date>2020-11-02T12:34:56.522039756</dc:date>
    <meta:editing-duration>PT17M44S</meta:editing-duration>
    <meta:editing-cycles>5</meta:editing-cycles>
    <meta:generator>LibreOffice/6.4.6.2$Linux_X86_64 LibreOffice_project/40$Build-2</meta:generator>
    <meta:document-statistic meta:object-count="54"/>
  </office:meta>
</office:document-meta>
</file>